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6693in" svg:y1="0.1772in" svg:x2="2.5567in" svg:y2="0.1772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33:49.821000000</dc:date>
    <meta:editing-duration>P1DT20H16M19S</meta:editing-duration>
    <meta:editing-cycles>1016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